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c0efe" officeooo:paragraph-rsid="001c0efe"/>
    </style:style>
    <style:style style:name="P2" style:family="paragraph" style:parent-style-name="Text_20_body">
      <style:text-properties style:text-underline-style="solid" style:text-underline-width="auto" style:text-underline-color="font-color" officeooo:rsid="001c0efe" officeooo:paragraph-rsid="001c0efe"/>
    </style:style>
    <style:style style:name="P3" style:family="paragraph" style:parent-style-name="Subtitle">
      <style:text-properties officeooo:rsid="001c0efe" officeooo:paragraph-rsid="001c0efe"/>
    </style:style>
    <style:style style:name="P4" style:family="paragraph" style:parent-style-name="Subtitle">
      <style:text-properties officeooo:paragraph-rsid="001c0efe"/>
    </style:style>
    <style:style style:name="P5" style:family="paragraph" style:parent-style-name="Heading_20_1">
      <style:text-properties officeooo:rsid="001c7a30" officeooo:paragraph-rsid="001c7a30"/>
    </style:style>
    <style:style style:name="P6" style:family="paragraph" style:parent-style-name="Title">
      <style:text-properties officeooo:rsid="001c0efe" officeooo:paragraph-rsid="001c0efe"/>
    </style:style>
    <style:style style:name="P7" style:family="paragraph" style:parent-style-name="Footer">
      <style:text-properties officeooo:rsid="001e18aa" officeooo:paragraph-rsid="001e18aa"/>
    </style:style>
    <style:style style:name="T1" style:family="text">
      <style:text-properties officeooo:rsid="001c0efe"/>
    </style:style>
    <style:style style:name="T2" style:family="text">
      <style:text-properties officeooo:rsid="001ec0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T Security 2020</text:p>
      <text:p text:style-name="P3">Exercise Email Security</text:p>
      <text:p text:style-name="P4"><text:span text:style-name="T1">- Group Epsilon -</text:span></text:p>
      <text:p text:style-name="P2">Members:</text:p>
      <text:p text:style-name="P1">RALAIKOA Falinirina Raphaël Joseph</text:p>
      <text:p text:style-name="P1">RAKOTOARIMANANA Tendrinomena Anitah</text:p>
      <text:p text:style-name="P1">RAZAKAMBOLOLONA Toky Ny Aro</text:p>
      <text:p text:style-name="P1">ANDRIANAIVO Minosoa Mickaela</text:p>
      <text:h text:style-name="P5" text:outline-level="1">Exercise 1:</text:h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e18aa" officeooo:paragraph-rsid="001e18aa"/>
    </style:style>
    <style:style style:name="MT1" style:family="text">
      <style:text-properties officeooo:rsid="001ec08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of. Dieter Gollmann, Johannes Köstler<text:tab/><text:tab/><text:span text:style-name="MT1">November 202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08:23:23.500640218</meta:creation-date>
    <dc:date>2020-11-19T17:30:11.258900121</dc:date>
    <meta:editing-duration>PT5H36M2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34" meta:character-count="253" meta:non-whitespace-character-count="228"/>
  </office:meta>
</office:document-meta>
</file>